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5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5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5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5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5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5" office:value-type="date" office:date-value="2013-09-21">
            <text:p>2013-09-21</text:p>
          </table:table-cell>
          <table:table-cell table:number-columns-repeated="1021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5" office:value-type="date" office:date-value="2013-09-20">
            <text:p>2013-09-20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5" office:value-type="date" office:date-value="2013-09-20">
            <text:p>2013-09-2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 style:data-style-name="N2" text:time-value="0000-00-00T21:53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09-22T22:02:47</dc:date>
    <meta:editing-cycles>31</meta:editing-cycles>
    <meta:editing-duration>PT5H3M8S</meta:editing-duration>
    <meta:document-statistic meta:table-count="2" meta:cell-count="148" meta:object-count="0"/>
  </office:meta>
</office:document-meta>
</file>